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style:font-name="Liberation Serif"/>
    </style:style>
    <style:style style:name="P2" style:family="paragraph" style:parent-style-name="Preformatted_20_Text">
      <style:text-properties style:font-name="Liberation Serif" fo:font-size="12pt" fo:font-weight="bold" style:font-size-asian="12pt" style:font-weight-asian="bold" style:font-size-complex="12pt" style:font-weight-complex="bold"/>
    </style:style>
    <style:style style:name="P3" style:family="paragraph" style:parent-style-name="Preformatted_20_Text">
      <style:text-properties style:font-name="Liberation Serif" fo:font-weight="bold" style:font-weight-asian="bold" style:font-weight-complex="bold"/>
    </style:style>
    <style:style style:name="T1" style:family="text">
      <style:text-properties officeooo:rsid="0039250e"/>
    </style:style>
    <style:style style:name="T2" style:family="text">
      <style:text-properties fo:font-weight="bold" style:font-weight-asian="bold" style:font-weight-complex="bold"/>
    </style:style>
    <style:style style:name="T3" style:family="text">
      <style:text-properties officeooo:rsid="003ac9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M<text:span text:style-name="T1">B</text:span>ox Viewer Color Style Configuration Help</text:p>
      <text:p text:style-name="P1"/>
      <text:p text:style-name="P1">Please review the User Guide provided with the package for additional details on the Color Style Configuration feature.</text:p>
      <text:p text:style-name="P1"/>
      <text:p text:style-name="P1">Color Style Configuration dialog allows users to replace the white background of the 8 panes listed on the dialog box with the predefined colors or custom colors defined by users.</text:p>
      <text:p text:style-name="P1"/>
      <text:p text:style-name="P1">The dialog offers <text:span text:style-name="T1">16</text:span> predefined color styles users can evaluate before attempting to configure the custom color style. It is helpful to open one of the mails with attachments to help to evaluate predefined and custom color styles <text:span text:style-name="T3">in attachment pane</text:span>.</text:p>
      <text:p text:style-name="P1"/>
      <text:p text:style-name="P1"/>
      <text:p text:style-name="P3">How to create custom color style</text:p>
      <text:p text:style-name="P1"/>
      <text:p text:style-name="P1">Select "Custom" radio button to start configuration of the custom color style.</text:p>
      <text:p text:style-name="P1"/>
      <text:p text:style-name="P1">Configure the same or different color for each pane (MailArchiveTree, etc).</text:p>
      <text:p text:style-name="P1"/>
      <text:p text:style-name="P1">Select one of the panes and left click on the "Pick Color" button to start the "Color Selection Dialog".</text:p>
      <text:p text:style-name="P1"/>
      <text:p text:style-name="P1">The "Pick Color" button will initially be populated with the color associated with the selected pane.</text:p>
      <text:p text:style-name="P1"/>
      <text:p text:style-name="P1">The top <text:span text:style-name="T1">2 </text:span>raw's of the Custom Colors area will initially be populated with the colors associated with each pane.</text:p>
      <text:p text:style-name="P1"/>
      <text:p text:style-name="P1">You can change the color in four different areas. The top left section displays a list of 48 predefined colors.</text:p>
      <text:p text:style-name="P1"/>
      <text:p text:style-name="P1">If the desired color is not in that section, you can click on the cross-hair <text:span text:style-name="T1">icon (- | -) <text:s/></text:span>and drag the mouse in the multi-colored palette.</text:p>
      <text:p text:style-name="P1"/>
      <text:p text:style-name="P1">You can also drag the right bar that displays a range based on the color of the palette.</text:p>
      <text:p text:style-name="P1"/>
      <text:p text:style-name="P1">For more precision, you can type the Red, Green and Blue values in the custom color editor area. Each uses an integral value that ranges from 1 to 255.</text:p>
      <text:p text:style-name="P1"/>
      <text:p text:style-name="P1">Once you are happy with the custom color, left click on the OK button in the "Color Selection Dialog". The "Color Selection Dialog" will be closed and control will return to the "Color Style Configuration" dialog.</text:p>
      <text:p text:style-name="P1"/>
      <text:p text:style-name="P1">The "Pick Color" button will be painted with the created custom color.</text:p>
      <text:p text:style-name="P1"/>
      <text:p text:style-name="P1">Left click on the "<text:span text:style-name="T2">Apply to Selected</text:span>" or "<text:span text:style-name="T2">Apply to All Panes</text:span>" check button to apply the new color to the selected pane or to all panes respectively. Left click on the "Apply to Selected" or "Apply to All Panes" check button again to cancel the change.</text:p>
      <text:p text:style-name="P1"/>
      <text:p text:style-name="P1">Left click on the <text:span text:style-name="T2">Save</text:span> button to save the change in order for the change to persist after the mbox viewer shutdown.</text:p>
      <text:p text:style-name="P1"/>
      <text:p text:style-name="P1">Left click on the <text:span text:style-name="T2">Cancel</text:span> button to discard all changes made since the last Save or startup.</text:p>
      <text:p text:style-name="P1"/>
      <text:p text:style-name="P1">Left click on the <text:span text:style-name="T2">Close</text:span> button or standard Windows Close button to hide the "Color Selection Dialog". Changes made so far are not discarded. To reopen, select “File -&gt; Color Style Config” menu option.</text:p>
      <text:p text:style-name="P1"/>
      <text:p text:style-name="P1">NOTE that the saved color style will be applied to all mails. You can temporarily disable custom color style for the active mail by right click on the mail header in the mail message window and selecting Enable/Disable Custom Color Style menu option.</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5.2$Windows_X86_64 LibreOffice_project/ca8fe7424262805f223b9a2334bc7181abbcbf5e</meta:generator>
    <dc:date>2023-09-13T17:24:51.965000000</dc:date>
    <dc:creator>Zbigniew Minciel</dc:creator>
    <meta:editing-duration>PT2H27M19S</meta:editing-duration>
    <meta:editing-cycles>28</meta:editing-cycles>
    <meta:document-statistic meta:table-count="0" meta:image-count="0" meta:object-count="0" meta:page-count="1" meta:paragraph-count="21" meta:word-count="484" meta:character-count="2770" meta:non-whitespace-character-count="2306"/>
  </office:meta>
</office:document-meta>
</file>